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839cm" fo:min-width="24.032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9.636cm" loext:decorative="false"/>
    </style:style>
    <style:style style:name="gr4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289cm" fo:min-width="9.63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9.66cm" loext:decorative="false"/>
    </style:style>
    <style:style style:name="gr6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289cm" fo:min-width="9.6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1.656cm" fo:min-width="2.866cm" loext:decorative="false"/>
    </style:style>
    <style:style style:name="gr8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289cm" fo:min-width="2.86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151cm" fo:min-width="2.86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gradient" draw:fill-color="#ffffff" draw:fill-gradient-name="Gradient_20_123" draw:textarea-horizontal-align="justify" draw:textarea-vertical-align="middle" draw:auto-grow-height="false" fo:min-height="0.151cm" fo:min-width="2.86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gradient" draw:fill-color="#ffffff" draw:fill-gradient-name="Gradient_20_123" draw:textarea-horizontal-align="justify" draw:textarea-vertical-align="middle" draw:auto-grow-height="false" fo:min-height="0.15cm" fo:min-width="2.866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gradient" draw:fill-color="#b4c7dc" draw:fill-gradient-name="Gradient_20_126" draw:textarea-horizontal-align="justify" draw:textarea-vertical-align="middle" draw:auto-grow-height="false" fo:min-height="5.665cm" fo:min-width="20.017cm" loext:decorative="false"/>
    </style:style>
    <style:style style:name="gr13" style:family="graphic" style:parent-style-name="standard" style:list-style-name="L1">
      <style:graphic-properties svg:stroke-color="#000000" draw:fill="gradient" draw:fill-color="#ffffff" draw:fill-gradient-name="Gradient_20_115" draw:textarea-horizontal-align="justify" draw:textarea-vertical-align="middle" draw:auto-grow-height="false" fo:min-height="0.281cm" fo:min-width="20.017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2cm" fo:min-width="23.558cm" loext:decorative="false"/>
    </style:style>
    <style:style style:name="gr1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2cm" fo:min-width="23.553cm" loext:decorative="false"/>
    </style:style>
    <style:style style:name="gr16" style:family="graphic">
      <style:graphic-properties style:protect="size" loext:decorative="false"/>
    </style:style>
    <style:style style:name="gr17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385cm" fo:min-width="14.105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3.945cm" loext:decorative="false"/>
    </style:style>
    <style:style style:name="gr19" style:family="graphic" style:parent-style-name="standard">
      <style:graphic-properties svg:stroke-color="#000000" draw:fill="gradient" draw:fill-color="#ffffff" draw:fill-gradient-name="Gradient_20_115"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85cm" fo:min-width="14.10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style:font-name="Segoe UI" fo:font-size="9pt" style:font-size-asian="13pt" style:font-size-complex="13pt"/>
    </style:style>
    <style:style style:name="P3" style:family="paragraph">
      <loext:graphic-properties draw:fill="gradient" draw:fill-color="#ffffff" draw:fill-gradient-name="Gradient_20_115"/>
      <style:paragraph-properties fo:text-align="start" style:writing-mode="lr-tb"/>
      <style:text-properties style:font-name="Segoe UI" fo:font-size="9pt" style:font-size-asian="13pt" style:font-size-complex="13pt"/>
    </style:style>
    <style:style style:name="P4" style:family="paragraph">
      <style:paragraph-properties fo:text-align="start"/>
      <style:text-properties style:font-name="Segoe UI" fo:font-size="9pt" style:font-size-asian="9pt" style:font-size-complex="9pt"/>
    </style:style>
    <style:style style:name="P5" style:family="paragraph">
      <loext:graphic-properties draw:fill="gradient" draw:fill-color="#ffffff" draw:fill-gradient-name="Gradient_20_115"/>
      <style:paragraph-properties fo:text-align="start" style:writing-mode="lr-tb"/>
      <style:text-properties style:font-name="Segoe UI" fo:font-size="9pt" style:font-size-asian="9pt" style:font-size-complex="9pt"/>
    </style:style>
    <style:style style:name="P6" style:family="paragraph">
      <loext:graphic-properties draw:fill="gradient" draw:fill-color="#ffffff" draw:fill-gradient-name="Gradient_20_115"/>
      <style:paragraph-properties fo:text-align="center" style:writing-mode="lr-tb"/>
      <style:text-properties style:font-name="Segoe UI" fo:font-size="9pt" style:font-size-asian="9pt" style:font-size-complex="9pt"/>
    </style:style>
    <style:style style:name="P7" style:family="paragraph">
      <style:paragraph-properties fo:text-align="start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gradient" draw:fill-color="#ffffff" draw:fill-gradient-name="Gradient_20_115"/>
      <style:paragraph-properties fo:text-align="start" style:writing-mode="lr-tb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gradient" draw:fill-color="#ffffff" draw:fill-gradient-name="Gradient_20_123"/>
      <style:paragraph-properties fo:text-align="start" style:writing-mode="lr-tb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="gradient" draw:fill-color="#b4c7dc" draw:fill-gradient-name="Gradient_20_126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ffffff" draw:fill-gradient-name="Gradient_20_115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egoe U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gradient" draw:fill-color="#ffffff" draw:fill-gradient-name="Gradient_20_115"/>
      <style:paragraph-properties fo:text-align="center"/>
    </style:style>
    <style:style style:name="P16" style:family="paragraph">
      <style:paragraph-properties fo:text-align="center"/>
      <style:text-properties style:font-name="Segoe UI" fo:font-size="13pt" style:font-size-asian="13pt" style:font-size-complex="13pt"/>
    </style:style>
    <style:style style:name="P17" style:family="paragraph">
      <loext:graphic-properties draw:fill="gradient" draw:fill-color="#ffffff" draw:fill-gradient-name="Gradient_20_115"/>
      <style:paragraph-properties fo:text-align="center" style:writing-mode="lr-tb"/>
      <style:text-properties style:font-name="Segoe UI" fo:font-size="13pt" style:font-size-asian="13pt" style:font-size-complex="13pt"/>
    </style:style>
    <style:style style:name="T1" style:family="text">
      <style:text-properties style:font-name="Segoe UI" fo:font-size="9pt" style:font-size-asian="13pt" style:font-size-complex="13pt"/>
    </style:style>
    <style:style style:name="T2" style:family="text">
      <style:text-properties style:font-name="Segoe UI" fo:font-size="9pt" style:font-size-asian="9pt" style:font-size-complex="9pt"/>
    </style:style>
    <style:style style:name="T3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egoe UI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532cm" svg:height="14.089cm" svg:x="2.113cm" svg:y="0.89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10.136cm" svg:height="5.715cm" svg:x="16.245cm" svg:y="1.9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36cm" svg:height="0.539cm" svg:x="16.245cm" svg:y="1.905cm">
            <text:p text:style-name="P2"><text:span text:style-name="T1">Track 3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5" draw:text-style-name="P1" draw:layer="layout" svg:width="10.16cm" svg:height="5.715cm" svg:x="5.95cm" svg:y="1.9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0.16cm" svg:height="0.539cm" svg:x="5.95cm" svg:y="1.905cm">
            <text:p text:style-name="P4"><text:span text:style-name="T2">Track 2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7" draw:text-style-name="P1" draw:layer="layout" svg:width="3.366cm" svg:height="11.906cm" svg:x="2.349cm" svg:y="1.9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366cm" svg:height="0.539cm" svg:x="2.349cm" svg:y="1.905cm">
            <text:p text:style-name="P4"><text:span text:style-name="T2">Modul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3.366cm" svg:height="0.401cm" svg:x="2.349cm" svg:y="2.842cm">
            <text:p text:style-name="P7"><text:span text:style-name="T3">Sour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3.366cm" svg:height="0.401cm" svg:x="2.349cm" svg:y="2.842cm">
            <text:p text:style-name="P7"><text:span text:style-name="T3">Binari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3.572cm">
            <text:p text:style-name="P7"><text:span text:style-name="T3">Librari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5.972cm">
            <text:p text:style-name="P7"><text:span text:style-name="T3">Oth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4.372cm">
            <text:p text:style-name="P7"><text:span text:style-name="T3">Loadable Objec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366cm" svg:height="0.4cm" svg:x="2.349cm" svg:y="5.172cm">
            <text:p text:style-name="P7"><text:span text:style-name="T3">Headers</text:span>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2" draw:text-style-name="P10" draw:layer="layout" svg:width="20.517cm" svg:height="5.915cm" svg:x="5.919cm" svg:y="7.90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20.517cm" svg:height="0.531cm" svg:x="5.919cm" svg:y="7.904cm">
            <text:p text:style-name="P11"><text:span text:style-name="T4">Messages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3" draw:layer="layout" svg:width="24.058cm" svg:height="0.77cm" svg:x="2.329cm" svg:y="0.9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4.053cm" svg:height="0.77cm" svg:x="2.371cm" svg:y="14.0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7" draw:text-style-name="P15" draw:layer="layout" svg:width="14.605cm" svg:height="0.635cm" svg:x="5.08cm" svg:y="2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4.605cm" svg:height="0.635cm" svg:x="5.08cm" svg:y="2.54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8" draw:text-style-name="P1" draw:layer="layout" svg:width="4.445cm" svg:height="4.445cm" svg:x="14.605cm" svg:y="6.3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4.445cm" svg:height="0.635cm" svg:x="14.605cm" svg:y="6.35cm">
            <text:p text:style-name="P16"><text:span text:style-name="T5">Window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14.605cm" svg:height="0.635cm" svg:x="5.08cm" svg:y="4.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4.605cm" svg:height="0.635cm" svg:x="5.08cm" svg:y="4.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linear" draw:start-color="#999999" draw:end-color="#eeeeee" draw:start-intensity="100%" draw:end-intensity="100%" draw:angle="0deg" draw:border="0%">
      <loext:gradient-stop svg:offset="0" loext:color-type="rgb" loext:color-value="#999999"/>
      <loext:gradient-stop svg:offset="1" loext:color-type="rgb" loext:color-value="#eeeeee"/>
    </draw:gradient>
    <draw:gradient draw:name="Gradient_20_118" draw:display-name="Gradient 118" draw:style="linear" draw:start-color="#5983b0" draw:end-color="#3465a4" draw:start-intensity="100%" draw:end-intensity="100%" draw:angle="0deg" draw:border="0%">
      <loext:gradient-stop svg:offset="0" loext:color-type="rgb" loext:color-value="#5983b0"/>
      <loext:gradient-stop svg:offset="1" loext:color-type="rgb" loext:color-value="#3465a4"/>
    </draw:gradient>
    <draw:gradient draw:name="Gradient_20_123" draw:display-name="Gradient 123" draw:style="linear" draw:start-color="#729fcf" draw:end-color="#dee6ef" draw:start-intensity="100%" draw:end-intensity="100%" draw:angle="0deg" draw:border="0%">
      <loext:gradient-stop svg:offset="0" loext:color-type="rgb" loext:color-value="#729fcf"/>
      <loext:gradient-stop svg:offset="1" loext:color-type="rgb" loext:color-value="#dee6ef"/>
    </draw:gradient>
    <draw:gradient draw:name="Gradient_20_124" draw:display-name="Gradient 124" draw:style="linear" draw:start-color="#b4c7dc" draw:end-color="#3465a4" draw:start-intensity="100%" draw:end-intensity="100%" draw:angle="0deg" draw:border="0%">
      <loext:gradient-stop svg:offset="0" loext:color-type="rgb" loext:color-value="#b4c7dc"/>
      <loext:gradient-stop svg:offset="1" loext:color-type="rgb" loext:color-value="#3465a4"/>
    </draw:gradient>
    <draw:gradient draw:name="Gradient_20_125" draw:display-name="Gradient 125" draw:style="linear" draw:start-color="#729fcf" draw:end-color="#3465a4" draw:start-intensity="100%" draw:end-intensity="100%" draw:angle="0deg" draw:border="0%">
      <loext:gradient-stop svg:offset="0" loext:color-type="rgb" loext:color-value="#729fcf"/>
      <loext:gradient-stop svg:offset="1" loext:color-type="rgb" loext:color-value="#3465a4"/>
    </draw:gradient>
    <draw:gradient draw:name="Gradient_20_126" draw:display-name="Gradient 126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9T14:49:01.020000000</meta:creation-date>
    <dc:title>My Empty</dc:title>
    <meta:editing-duration>PT3H14M39S</meta:editing-duration>
    <meta:editing-cycles>4</meta:editing-cycles>
    <meta:generator>LibreOffice/7.6.2.1$Windows_X86_64 LibreOffice_project/56f7684011345957bbf33a7ee678afaf4d2ba333</meta:generator>
    <dc:date>2023-11-29T18:27:28.888000000</dc:date>
    <meta:document-statistic meta:object-count="53"/>
  </office:meta>
</office:document-meta>
</file>